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9c765" draw:textarea-horizontal-align="justify" draw:textarea-vertical-align="middle" draw:auto-grow-height="false" fo:min-height="2.798cm" fo:min-width="3.264cm"/>
    </style:style>
    <style:style style:name="gr2" style:family="graphic" style:parent-style-name="standard">
      <style:graphic-properties svg:stroke-color="#3465a4" draw:fill="solid" draw:fill-color="#89c765" draw:textarea-horizontal-align="justify" draw:textarea-vertical-align="middle" draw:auto-grow-height="false" fo:min-height="2.798cm" fo:min-width="3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>
        <style:tab-stops/>
      </style:paragraph-properties>
      <style:text-properties style:font-name="Open Sans Condensed" fo:font-size="14pt" fo:font-weight="bold" style:font-size-asian="18pt" style:font-size-complex="18pt"/>
    </style:style>
    <style:style style:name="P2" style:family="paragraph">
      <loext:graphic-properties draw:fill="solid" draw:fill-color="#89c765"/>
      <style:paragraph-properties fo:text-align="center">
        <style:tab-stops/>
      </style:paragraph-properties>
      <style:text-properties style:font-name="Open Sans Condensed" fo:font-size="14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pen Sans Condensed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34cm" svg:height="4.318cm" svg:x="1.382cm" svg:y="8.186cm">
          <text:p text:style-name="P1"><text:span text:style-name="T1">Research Question </text:span></text:p>
          <text:p text:style-name="P1"><text:span text:style-name="T1">&amp; Study Design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" draw:text-style-name="P2" xml:id="id2" draw:id="id2" draw:layer="layout" svg:width="5.334cm" svg:height="4.318cm" svg:x="7.985cm" svg:y="8.212cm">
          <text:p text:style-name="P1"><text:span text:style-name="T1">Data Collection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2" xml:id="id5" draw:id="id5" draw:layer="layout" svg:width="5.334cm" svg:height="4.318cm" svg:x="28.305cm" svg:y="8.239cm">
          <text:p text:style-name="P1"><text:span text:style-name="T1">Communicate</text:span></text:p>
          <text:p text:style-name="P1"><text:span text:style-name="T1">Result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2" xml:id="id4" draw:id="id4" draw:layer="layout" svg:width="5.334cm" svg:height="4.318cm" svg:x="21.32cm" svg:y="8.239cm">
          <text:p text:style-name="P1"><text:span text:style-name="T1">Make Statistical</text:span></text:p>
          <text:p text:style-name="P1"><text:span text:style-name="T1">Decision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2" xml:id="id3" draw:id="id3" draw:layer="layout" svg:width="5.334cm" svg:height="4.318cm" svg:x="14.589cm" svg:y="8.239cm">
          <text:p text:style-name="P1"><text:span text:style-name="T1">Exploratory</text:span></text:p>
          <text:p text:style-name="P1"><text:span text:style-name="T1">Data Analysi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3" draw:text-style-name="P3" draw:layer="layout" draw:type="line" svg:x1="6.716cm" svg:y1="10.345cm" svg:x2="7.985cm" svg:y2="10.371cm" draw:start-shape="id1" draw:start-glue-point="10" draw:end-shape="id2" draw:end-glue-point="6" svg:d="M6716 10345l1269 26" svg:viewBox="0 0 1270 27">
          <text:p/>
        </draw:connector>
        <draw:connector draw:style-name="gr3" draw:text-style-name="P3" draw:layer="layout" draw:type="line" svg:x1="13.319cm" svg:y1="10.371cm" svg:x2="14.589cm" svg:y2="10.398cm" draw:start-shape="id2" draw:start-glue-point="10" draw:end-shape="id3" svg:d="M13319 10371l1270 27" svg:viewBox="0 0 1271 28">
          <text:p/>
        </draw:connector>
        <draw:connector draw:style-name="gr3" draw:text-style-name="P3" draw:layer="layout" draw:type="line" svg:x1="19.923cm" svg:y1="10.398cm" svg:x2="21.32cm" svg:y2="10.398cm" draw:start-shape="id3" draw:start-glue-point="10" draw:end-shape="id4" draw:end-glue-point="6" svg:d="M19923 10398h1397" svg:viewBox="0 0 1398 1">
          <text:p/>
        </draw:connector>
        <draw:connector draw:style-name="gr3" draw:text-style-name="P3" draw:layer="layout" draw:type="line" svg:x1="26.654cm" svg:y1="10.398cm" svg:x2="28.305cm" svg:y2="10.398cm" draw:start-shape="id4" draw:start-glue-point="10" draw:end-shape="id5" draw:end-glue-point="6" svg:d="M26654 10398h1651" svg:viewBox="0 0 1652 1">
          <text:p/>
        </draw:connector>
      </draw:page>
      <draw:page draw:name="page2" draw:style-name="dp1" draw:master-page-name="Default">
        <draw:custom-shape draw:style-name="gr1" draw:text-style-name="P2" xml:id="id6" draw:id="id6" draw:layer="layout" svg:width="5.334cm" svg:height="4.318cm" svg:x="1.382cm" svg:y="8.186cm">
          <text:p text:style-name="P1"><text:span text:style-name="T1">Res</text:span><text:span text:style-name="T1">earc</text:span><text:span text:style-name="T1">h </text:span><text:span text:style-name="T1">Que</text:span><text:span text:style-name="T1">stio</text:span><text:span text:style-name="T1">n </text:span></text:p>
          <text:p text:style-name="P1"><text:span text:style-name="T1">&amp; </text:span><text:span text:style-name="T1">Stud</text:span><text:span text:style-name="T1">y </text:span><text:span text:style-name="T1">Desi</text:span><text:span text:style-name="T1">gn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" draw:text-style-name="P2" xml:id="id7" draw:id="id7" draw:layer="layout" svg:width="5.334cm" svg:height="4.318cm" svg:x="7.985cm" svg:y="8.212cm">
          <text:p text:style-name="P1"><text:span text:style-name="T1">Dat</text:span><text:span text:style-name="T1">a </text:span><text:span text:style-name="T1">Coll</text:span><text:span text:style-name="T1">ecti</text:span><text:span text:style-name="T1">on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2" xml:id="id10" draw:id="id10" draw:layer="layout" svg:width="5.334cm" svg:height="4.318cm" svg:x="28.305cm" svg:y="8.239cm">
          <text:p text:style-name="P1"><text:span text:style-name="T1">Co</text:span><text:span text:style-name="T1">m</text:span><text:span text:style-name="T1">mu</text:span><text:span text:style-name="T1">nic</text:span><text:span text:style-name="T1">ate</text:span></text:p>
          <text:p text:style-name="P1"><text:span text:style-name="T1">Res</text:span><text:span text:style-name="T1">ult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2" xml:id="id9" draw:id="id9" draw:layer="layout" svg:width="5.334cm" svg:height="4.318cm" svg:x="21.32cm" svg:y="8.239cm">
          <text:p text:style-name="P1"><text:span text:style-name="T1">Make Statistical</text:span></text:p>
          <text:p text:style-name="P1"><text:span text:style-name="T1">Decision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2" xml:id="id8" draw:id="id8" draw:layer="layout" svg:width="5.334cm" svg:height="4.318cm" svg:x="14.589cm" svg:y="8.239cm">
          <text:p text:style-name="P1"><text:span text:style-name="T1">Exploratory</text:span></text:p>
          <text:p text:style-name="P1"><text:span text:style-name="T1">Data Analysi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3" draw:text-style-name="P3" draw:layer="layout" draw:type="line" svg:x1="6.716cm" svg:y1="10.345cm" svg:x2="7.985cm" svg:y2="10.371cm" draw:start-shape="id6" draw:start-glue-point="10" draw:end-shape="id7" draw:end-glue-point="6" svg:d="M6716 10345l1269 26" svg:viewBox="0 0 1270 27">
          <text:p/>
        </draw:connector>
        <draw:connector draw:style-name="gr3" draw:text-style-name="P3" draw:layer="layout" draw:type="line" svg:x1="13.319cm" svg:y1="10.371cm" svg:x2="14.589cm" svg:y2="10.398cm" draw:start-shape="id7" draw:start-glue-point="10" draw:end-shape="id8" svg:d="M13319 10371l1270 27" svg:viewBox="0 0 1271 28">
          <text:p/>
        </draw:connector>
        <draw:connector draw:style-name="gr3" draw:text-style-name="P3" draw:layer="layout" draw:type="line" svg:x1="19.923cm" svg:y1="10.398cm" svg:x2="21.32cm" svg:y2="10.398cm" draw:start-shape="id8" draw:start-glue-point="10" draw:end-shape="id9" draw:end-glue-point="6" svg:d="M19923 10398h1397" svg:viewBox="0 0 1398 1">
          <text:p/>
        </draw:connector>
        <draw:connector draw:style-name="gr3" draw:text-style-name="P3" draw:layer="layout" draw:type="line" svg:x1="26.654cm" svg:y1="10.398cm" svg:x2="28.305cm" svg:y2="10.398cm" draw:start-shape="id9" draw:start-glue-point="10" draw:end-shape="id10" draw:end-glue-point="6" svg:d="M26654 10398h1651" svg:viewBox="0 0 16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8:09:30.591470255</meta:creation-date>
    <dc:date>2019-05-05T04:08:45.061635494</dc:date>
    <meta:editing-duration>PT4H51M12S</meta:editing-duration>
    <meta:editing-cycles>3</meta:editing-cycles>
    <meta:generator>LibreOffice/6.0.7.3$Linux_X86_64 LibreOffice_project/00m0$Build-3</meta:generator>
    <meta:document-statistic meta:object-count="18"/>
  </office:meta>
</office:document-meta>
</file>